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cía bastante pequeña en comparación con la población de China e inluso con su población urbana. No obstante, la nueva clase media, in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Según ella parece que China se está dirigiendo no hacia una democracia y capitalismo liberal sino hacia una "alianza del gobierno y la mafia". Estas tendencia socieconómicas se convirtieron rápidamente en una fuente de de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taristas extranjeros casi nunca toman los comunicados oficiales de la izquierda de forma seria, la evidencia muestra que en mucha ocasiones la izquierda ha sido una fuerza importante en la política de é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enfrentó la "teoría de Den Xiaopng" con el pensamiento de izquierda e hizo referencia explícita a los primeros 10 000 caracte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ia al conocido libro (tratado en el Capítulo 3) escrito por el notorio filósofo Li Zehou y la principal crítica literaria Liu Zaifu. A pesar de que la crítica de Xing al libro de Li y Liu mostraba la necesidad  de un Partido que respondiera a las discusiones intelectuales, el objetivo de Xing parece haber sido crear una "derecha" que sirviera como oposición de la "izquierd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el ejemplo de la historia y tratando de esquivar su dilema político más serio. La política China desde el incidente de Tiananmen, como durante otras crisis, era propensa ser definida por polaridades: uno era "defensor del socialismo" o apoyaba "la liberación burguesa". Jiang siguió el consejo de sus predecesores,Hu Yaobang and Zhao Ziyang, y pasó la mayor parte de sus primeros seis años asegurándose de que nadie lo pudiera acusar de ser "permisivo" con respecto a la liberación burguesa   . De hecho fue esta tendencia a la precaución, o quizás conservadurismo, lo que causó la ira de Deng en 1992. Pero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